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Tutustumisen vaikeus homojen keskuudessa ja seksin merkitys siinä</text:p>
      <text:p text:style-name="P5"/>
      <text:p text:style-name="P6">27 kesä 2014</text:p>
      <text:p text:style-name="P7"/>
      <text:p text:style-name="P8">Tässä<text:s/>monta mieltäni askarruttavaa kysymystä, toivottavasti<text:s/>jaksatte vastata kaikkiin. Osaan kaipaisin hyvinkin käytännönläheisiä esimerkkejä. Jos haluatte julkaista, tämän voi varmaan pätkiä eri osastoille.<text:line-break/><text:line-break/>1. Sosiaalinen kanssakäyminen<text:line-break/><text:line-break/>Olen kolmekymppinen homomies, joka on elänyt tähän asti melko avoimesti homona heterojen maailmassa. En tunne juurikaan homoja, tai ainakaan minulla ei ole yhtään homoa kaveria tai ystävää. Minulla on melko paljon heteroystäviä. En ole koskaan seurustellut eikä minulla ole seksikokemuksia homomiesten kanssa. En ole varsinaisesti<text:s/>kokenut näille tarvetta, kunnes nyt. Suomalainen homoyhteisö on minulle siis melko vieras.<text:line-break/><text:line-break/>Viimeisen vuoden aikana olen alkanut käydä homoille suunnatuissa ravintoloissa ja bileissä. Yllätyin suuresti siitä, miten torjuva asenne niissä vallitsee. Viesti tuntuu olevan selkeä: sinua ei kaivata täällä. Esimerkiksi viime kesän Helsinki Priden puistojuhlassa minä ja (hetero)ystäväni koitimme tehdä tuttavuutta muun juhlakansan kanssa. Näin jopa puolitutun, samalta paikkakunnalta olevan homoparin, joille menin juttelemaan. He vastasivat kysymyksiini toki kohteliaan ystävällisesti, mutta ei juuri muuta. Ei puhettakaan, että olisivat esimerkiksi pyytäneet liittymään seuraan. Ventovieraiden kanssa jutellessa kohtelu tuntui olevan vieläkin torjuvampaa. Illalla Priden<text:s/>iltabileissä tapasin inttiaikaisen parhaan kaverini ystävänsä kanssa, joidenka kanssa vaihdoimme kuulumiset pikaisesti ja sen jälkeen kaverini toivotti hyvää illanjatkoa. Ei pienintäkään vinkkiä siitä, että ilta voisi jatkua yhdessä juhlien. Koko seurueemme oli menosta todella hämmästyneitä - touhu oli jotakin täysin päinvastaista mitä olimme kuvitelleet! Miksi tästä kaikesta tehdään näin vaikeaa, luulisi että tällaisista asioista haluttaisiin helpompia? Koetaanko minut kenties uhkana, vai miksi tunnen ettei kanssani haluta olla tekemisissä? Vai teenkö muuten jotain pahasti väärin? Tunnen tulevani enemmän hyljeksityksi omankaltaisteni kuin valtaväestön keskuudessa. Ulkomailla en ole kokenut aivan samanlaista tunnetta.<text:line-break/><text:line-break/>Ravintoloissa miehet tuntuvat kiinnostuvan minusta kovasti. Saan jatkuvasti katseita, minua tuupitaan “vahingossa” ja minulle hymyillään. Kukaan ei kuitenkaan tee mitään. Jos joku silmäpeliä kanssani pelaavista tyypeistä kiinnostaa, minun on tehtävä aloite. Ja silti monesti vastaus kuuluu, että<text:s/>“sorry, olen varattu”. Vai tarkoittavatko nuo pitkät katseet tai jatkuva vilkuilu ylipäänsä mitään, tuleeko niihin edes reagoida? Miten peliä tulisi lukea, onko olemassa merkkejä joista voisin lukea, onko joku ihan oikeasti kiinnostunut? Ihmiset ovat usein ravintolassa ystävineen, enkä sielläkään pääse porukkaan mukaan. Minulla on todella suuria vaikeuksia sopeutua homojen maailmaan. Tunnen oloni ahdistuneeksi ja yksinäiseksi ja touhu tuntuu järjettömältä ja nurinkuriselta. Miten tuota sopeutumista voisi helpottaa, miten itse olette aikanaan siihen elämään sopeutuneet?<text:line-break/><text:line-break/><text:soft-page-break/>2. Seksi<text:line-break/><text:line-break/>Minulla ei siis ole seksikokemuksia homomiesten kanssa. Olen muutamia kertoja ollut sängyssä tuntemieni heteromiesten kanssa. Olen tuntenut heidät pitkään ja tuntenut heihin syvää<text:s/>kiintymystä. Sängyssä olen saanut kosketella ja suudella heitä yksipuolisesti.<text:line-break/><text:line-break/>Usein joku mies haluaisi lähteä ravintolasta kanssani luokseni. Tiedän, etten voisi nauttia millään lailla seksistä täysin vieraan ihmisen kanssa vailla pienintäkään tunnetta.<text:s/>Minun tarvitsee tuntea toista ihmistä edes hitunen ja tuntea häntä kohtaan jonkinlaista fyysistä ja eroottista vetoa, jotta pystyn edes fyysiseen suoritukseen. Saati itse nauttimaan seksistä. Ja vaikka kuinka varovaisesti tai kohteliaasti asian yritän esittää (että mitä jos nyt tällä kerralla ei välttämättä olisikaan seksiä), niin kukaan ei lähde. Ei kukaan. Vaikka yrittäisin jättää takaportin sillekin, että mahdollisesti kemioiden natsatessa seksi tulee kysymykseen. Miehet tuntuvat vaativan takuun seksistä, jotta ovat valmiit lähtemään. Tuntuu, että ainoa tapa tutustua miehiin olisi suostua seksiin. Miten tiukkoja miehet lopulta ovat seksin saamisen suhteen? Millainen käsitys teillä on, miten usein jatkot todella päätyvät seksiin? Mitä tapahtuu, kun kaksi miestä lähtevät yhdessä kämpille? Haluaisin edetä varovaisesti ja rauhassa, miten sellaisen asian voisi esittää?</text:p>
      <text:p text:style-name="P9"/>
      <text:p text:style-name="P10">[Nimimerkki poistettu]</text:p>
      <text:p text:style-name="P11"/>
      <text:p text:style-name="P12"/>
      <text:p text:style-name="P13">Vastaus</text:p>
      <text:p text:style-name="P14"/>
      <text:p text:style-name="P15">Hei!<text:s/><text:line-break/><text:line-break/>Kerrot pettymyksistäsi suhteessa homomiehiin niin sosiaalisessa kanssakäymisessä kuin suhteessa seksiinkin. Käsitykseni mukaan et ole suinkaan ainoa, jolla on vastaavia kokemuksia, joista kerrot. Kuvauksesi siitä, miten vaikeaa on päästä tutustumaan uusiin ihmisiin homoille suunnatuissa ravintoloissa tai baareissa, varsinkaan jos ei ole heti tarjoamassa seksiä, on kuulostaa tutulta. Olen itsekin sitä ihmetellyt. Näissä ravintoloissa liikkuu usein ihmisiä pienehköissä kaveriporukoissa joihin ei helposti pääse sisään. Sieltä käsin sitten saatetaan katsella seksuaalisesti kiinnostuneena uutta kasvoa ilman valmiutta ottaa häntä mukaan porukkaan. Moni yksinäinenkin saattaa olla hyvin varautunut ja vaikeasti lähestyttävä vaikka etsiikin itselleen seuraa. Näissä paikoissa ei mm. voimakkaan musiikin vuoksi synny luontevaa tilannetta keskusteluille tuntemattomien kesken. Juuri keskustelujen kauttahan tutustumme muuhunkin kuin ulkonäköön ja kuoreen.<text:s/><text:line-break/><text:line-break/>Erilaiset homoille suunnatut harrastustoiminnat tai keskustelupiirit voivat olla otollisempia tilanteita tutustua muihin homomiehiin ja löytää heidän keskuudestaan niitä, joita haluaa jatkossakin tavata. Näitä ryhmiä löytyy eri jäsenjärjestöjen kotisivuilta. Tällaiset ryhmät ovat olleet itselleni merkittävin tapa tutustua muihin homoihin ja monista on tullut hyviä ystäviä. Homoravintolan kautta olen tainnut löytää elämäni aikana vain kaksi uutta ystävyyttä. Olen kuullut myös että jotkut ovat löytäneet hyvän ystävän ja kumppaninkin esim. qruiser.net –palvelun kautta. Toki sielläkin moni on kokenut että useat lähestyvät sielläkin toista seksi edellä, mutta joukosta löytyy varmasti myös niitä, jotka laillasi etsivät kokonaisvaltaisempaa kontaktia joka voi mahdollistaa myöhemmin joidenkin kohdalla myös hyvän seksikontaktin.<text:line-break/><text:line-break/>Kysyt sitä, miten tiukkoja miehet ovat seksin saamisen suhteen, jos on suostunut lähtemään yhdessä kämpille.<text:s/>Tähän en valitettavasti voi antaa yksiselitteistä vastausta. Varmasti on<text:s/><text:soft-page-break/>niitä, joille riittää mainiosti mukava tutustumis- ja keskustelutuokio ilman paineita seksiin. Siinä voidaan rauhassa tunnustella millainen läheisyyden aste tuntuu kummastakin hyvältä. Mutta varmasti on myös niitä, jotka ajattelevat että jatkoille kutsuminen tai lähteminen on lupaus suostumisesta seksiin, ja sitten suuttuvat jos toinen ei siihen suostukaan. Osa heistä ajattelee että nyt meni ilta hukkaan ja ovat siitä vihaisia. Näissä<text:s/>tilanteissa on kuitenkin tärkeää että teet aina itsenäisen päätöksen, omia tarpeitasi tunnistaen, siitä kenen kanssa ja missä tilanteessa ryhdyt seksikontaktiin. Jos olet joutunut seksikontaktiin painostuksen, kiristämisen tai pakottamisen vuoksi ilman omaa suostumusta, kumppanisi on syyllistynyt seksuaalirikokseen, joista on syytä ilmoittaa heti poliisille. Ohjeeni jatkoja ajatellen on: kerro enennen kämpille menoa, että tämä ei merkitse vielä seksikontaktia vaan että olet kiinnostunut hänen seurastaan ja<text:s/>haluat rauhassa tutustua häneen varmistaaksesi että teillä synkkaa riittävän hyvin muutenkin.<text:line-break/><text:line-break/>Viestini on että älä hellitä. Kaltaisiasi fiksuja miehiä on maassamme runsaasti ja luottamalla itseesi ja uskaltautumalla tulla esille eri yhteyksissä sinut löydetään tai sinä löydät homomiehiä, joiden seurassa viihdyt useammankin vuoden, ja löydät myös sellaisen miehen jonka seurassa nautit seksistä.<text:line-break/><text:line-break/>Jussi Nissinen<text:line-break/>Sinuiksi - tuki- ja neuvontapalvelut</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43:00Z</meta:creation-date>
    <dc:date>2023-01-11T10:43:00Z</dc:date>
    <meta:template xlink:href="Normal.dotm" xlink:type="simple"/>
    <meta:editing-cycles>1</meta:editing-cycles>
    <meta:editing-duration>PT0S</meta:editing-duration>
    <meta:document-statistic meta:page-count="3" meta:paragraph-count="16" meta:word-count="890" meta:character-count="8089" meta:row-count="60" meta:non-whitespace-character-count="7215"/>
    <meta:generator>ODFPY/1.4.0</meta:generator>
  </office:meta>
</office:document-meta>
</file>